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Standard">
      <style:table-properties style:width="169.69mm" fo:margin-left="-1.32m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9.81mm"/>
    </style:style>
    <style:style style:name="Table1.B" style:family="table-column">
      <style:table-column-properties style:column-width="57.15mm"/>
    </style:style>
    <style:style style:name="Table1.C" style:family="table-column">
      <style:table-column-properties style:column-width="15.88mm"/>
    </style:style>
    <style:style style:name="Table1.E" style:family="table-column">
      <style:table-column-properties style:column-width="22.23mm"/>
    </style:style>
    <style:style style:name="Table1.F" style:family="table-column">
      <style:table-column-properties style:column-width="28.7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1.23mm" fo:padding-right="1.23mm" fo:padding-top="0mm" fo:padding-bottom="0mm" fo:border="0.5pt solid #000000" style:writing-mode="lr-tb"/>
    </style:style>
    <style:style style:name="Table1.A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none" fo:border-top="0.5pt solid #000000" fo:border-bottom="1.5pt double #000000" style:writing-mode="lr-tb"/>
    </style:style>
    <style:style style:name="Table1.C3" style:family="table-cell">
      <style:table-cell-properties style:vertical-align="top" style:border-line-width-bottom="0.18mm 0.18mm 0.18mm" fo:padding-left="1.23mm" fo:padding-right="1.23mm" fo:padding-top="0mm" fo:padding-bottom="0mm" fo:border-left="0.5pt solid #000000" fo:border-right="0.5pt solid #000000" fo:border-top="0.5pt solid #000000" fo:border-bottom="1.5pt double #000000" style:writing-mode="lr-tb"/>
    </style:style>
    <style:style style:name="Table1.A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/>
    </style:style>
    <style:style style:name="Table1.F4" style:family="table-cell">
      <style:table-cell-properties style:vertical-align="top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/>
    </style:style>
    <style:style style:name="Table1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none" fo:border-top="1.5pt double #000000" fo:border-bottom="1.5pt double #000000" style:writing-mode="lr-tb">
        <style:background-image/>
      </style:table-cell-properties>
    </style:style>
    <style:style style:name="Table1.F7" style:family="table-cell">
      <style:table-cell-properties style:vertical-align="top" fo:background-color="transparent" style:border-line-width-top="0.18mm 0.18mm 0.18mm" style:border-line-width-bottom="0.18mm 0.18mm 0.18mm" fo:padding-left="1.23mm" fo:padding-right="1.23mm" fo:padding-top="0mm" fo:padding-bottom="0mm" fo:border-left="0.5pt solid #000000" fo:border-right="0.5pt solid #000000" fo:border-top="1.5pt double #000000" fo:border-bottom="1.5pt double #000000" style:writing-mode="lr-tb">
        <style:background-image/>
      </style:table-cell-properties>
    </style:style>
    <style:style style:name="Table2" style:family="table">
      <style:table-properties style:width="88.25mm" table:align="left" style:writing-mode="lr-tb"/>
    </style:style>
    <style:style style:name="Table2.A" style:family="table-column">
      <style:table-column-properties style:column-width="88.25mm"/>
    </style:style>
    <style:style style:name="Table2.1" style:family="table-row">
      <style:table-row-properties style:min-row-height="9.98mm" fo:keep-together="auto"/>
    </style:style>
    <style:style style:name="Table2.A1" style:family="table-cell">
      <style:table-cell-properties style:vertical-align="top" fo:padding-left="1.23mm" fo:padding-right="1.23mm" fo:padding-top="0mm" fo:padding-bottom="0mm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size-complex="9pt" style:font-weight-complex="bold"/>
    </style:style>
    <style:style style:name="P4" style:family="paragraph" style:parent-style-name="Standard"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1pt" fo:language="de" fo:country="DE" style:font-size-asian="11pt" style:font-size-complex="9pt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Czcionka tekstu podstawowego" fo:font-size="11pt" style:font-size-asian="11pt" style:font-name-complex="Czcionka tekstu podstawowego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Czcionka tekstu podstawowego" fo:font-size="11pt" fo:language="pt" fo:country="BR" style:font-size-asian="11pt" style:font-name-complex="Czcionka tekstu podstawowego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Times New Roman1" fo:font-size="11pt" fo:language="de" fo:country="DE" officeooo:rsid="002237da" officeooo:paragraph-rsid="002237da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0" style:family="paragraph" style:parent-style-name="Standard">
      <style:text-properties style:use-window-font-color="true" style:font-name="Times New Roman1" fo:font-size="11pt" fo:language="de" fo:country="DE" officeooo:rsid="001e7df7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Times New Roman1" fo:font-size="11pt" fo:language="de" fo:country="DE" officeooo:rsid="001e7df7" officeooo:paragraph-rsid="001abdc6" fo:background-color="#ffff00" style:font-name-asian="Times New Roman1" style:font-size-asian="11pt" style:font-name-complex="Times New Roman1" style:font-size-complex="9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Times New Roman1" fo:font-size="11pt" fo:language="pl" fo:country="PL" fo:font-weight="bold" officeooo:rsid="00181cd4" fo:background-color="#ffff00" style:font-name-asian="Times New Roman1" style:font-size-asian="11pt" style:font-weight-asian="bold" style:font-name-complex="Times New Roman1" style:font-size-complex="9pt" style:language-complex="ar" style:country-complex="SA" style:font-weight-complex="bold"/>
    </style:style>
    <style:style style:name="P13" style:family="paragraph" style:parent-style-name="Standard">
      <style:paragraph-properties fo:text-align="end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2114f"/>
    </style:style>
    <style:style style:name="P19" style:family="paragraph" style:parent-style-name="Standard">
      <style:paragraph-properties fo:margin-top="0.35mm" fo:margin-bottom="0mm" loext:contextual-spacing="false"/>
    </style:style>
    <style:style style:name="P20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fo:font-size="10pt" style:text-underline-style="solid" style:text-underline-type="double" style:text-underline-width="auto" style:text-underline-color="font-color" style:font-size-asian="10pt" style:font-size-complex="10pt"/>
    </style:style>
    <style:style style:name="P21" style:family="paragraph" style:parent-style-name="Text_20_body_20_indent">
      <style:paragraph-properties fo:margin-left="0mm" fo:margin-right="0mm" fo:text-indent="0mm" style:auto-text-indent="false"/>
    </style:style>
    <style:style style:name="P22" style:family="paragraph" style:parent-style-name="Text_20_body_20_indent">
      <style:paragraph-properties fo:margin-left="0mm" fo:margin-right="0mm" fo:text-indent="0mm" style:auto-text-indent="false"/>
      <style:text-properties fo:background-color="#ffff00"/>
    </style:style>
    <style:style style:name="P23" style:family="paragraph" style:parent-style-name="FR1">
      <style:paragraph-properties fo:margin-left="0mm" fo:margin-right="0mm" fo:margin-top="2.12mm" fo:margin-bottom="0mm" loext:contextual-spacing="false" fo:line-height="100%" fo:text-align="justify" style:justify-single-word="false" fo:text-indent="0mm" style:auto-text-indent="false"/>
      <style:text-properties style:use-window-font-color="true" style:font-name="Times New Roman" fo:font-size="11pt" fo:language="pl" fo:country="PL" fo:font-weight="bold" officeooo:rsid="00267dfa" officeooo:paragraph-rsid="0022114f" style:font-name-asian="Times New Roman1" style:font-size-asian="11pt" style:font-weight-asian="bold" style:font-name-complex="Times New Roman" style:font-size-complex="8pt" style:language-complex="ar" style:country-complex="SA" style:font-weight-complex="bold"/>
    </style:style>
    <style:style style:name="P24" style:family="paragraph" style:parent-style-name="FR1">
      <style:paragraph-properties fo:margin-left="0mm" fo:margin-right="0mm" fo:margin-top="2.12mm" fo:margin-bottom="0mm" loext:contextual-spacing="false" fo:line-height="100%" fo:text-align="justify" style:justify-single-word="false" fo:text-indent="0mm" style:auto-text-indent="false"/>
      <style:text-properties style:font-name="Times New Roman" fo:font-size="11pt" officeooo:paragraph-rsid="0022114f" style:font-size-asian="11pt" style:font-name-complex="Times New Roman"/>
    </style:style>
    <style:style style:name="P25" style:family="paragraph" style:parent-style-name="Standard">
      <style:paragraph-properties fo:margin-top="1.06mm" fo:margin-bottom="0mm" loext:contextual-spacing="false" fo:text-align="center" style:justify-single-word="false"/>
      <style:text-properties style:use-window-font-color="true" style:font-name="Times New Roman1" fo:font-size="10pt" fo:language="pl" fo:country="PL" fo:font-weight="bold" style:font-name-asian="Times New Roman1" style:font-size-asian="10pt" style:font-weight-asian="bold" style:font-name-complex="Times New Roman1" style:font-size-complex="9pt" style:language-complex="ar" style:country-complex="SA" style:font-weight-complex="bold"/>
    </style:style>
    <style:style style:name="P26" style:family="paragraph" style:parent-style-name="Standard">
      <style:text-properties fo:color="#c9211e" fo:font-size="16pt" style:font-size-asian="10pt" style:font-size-complex="10pt"/>
    </style:style>
    <style:style style:name="P27" style:family="paragraph" style:parent-style-name="Heading_20_1">
      <style:text-properties fo:font-size="16pt" style:font-size-asian="16pt" style:font-size-complex="14pt"/>
    </style:style>
    <style:style style:name="P28" style:family="paragraph" style:parent-style-name="Heading_20_1">
      <style:text-properties style:use-window-font-color="true" style:font-name="Times New Roman1" fo:font-size="12pt" fo:language="pl" fo:country="PL" fo:font-weight="bold" officeooo:rsid="0024a9b3" officeooo:paragraph-rsid="0024a9b3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P29" style:family="paragraph" style:parent-style-name="Text_20_body_20_indent">
      <style:paragraph-properties fo:margin-left="0mm" fo:margin-right="0mm" fo:text-indent="0mm" style:auto-text-indent="false"/>
      <style:text-properties fo:font-size="11pt" fo:font-weight="bold" officeooo:paragraph-rsid="0024a9b3" style:font-size-asian="11pt" style:font-weight-asian="bold" style:font-size-complex="11pt"/>
    </style:style>
    <style:style style:name="P30" style:family="paragraph" style:parent-style-name="Text_20_body_20_indent">
      <style:paragraph-properties fo:margin-left="0mm" fo:margin-right="0mm" fo:text-indent="0mm" style:auto-text-indent="false"/>
      <style:text-properties officeooo:paragraph-rsid="0024a9b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bold" officeooo:rsid="0024a9b3" style:font-size-asian="11pt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11" style:family="text">
      <style:text-properties fo:color="#000000" fo:font-size="11pt" fo:language="de" fo:country="DE" style:text-underline-style="none" fo:font-weight="bold" style:font-size-asian="11pt" style:font-weight-asian="bold" style:font-size-complex="9pt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use-window-font-color="true" style:font-name="Times New Roman1" fo:font-size="14pt" fo:language="pl" fo:country="PL" fo:font-weight="bold" officeooo:rsid="00178c72" fo:background-color="#ffff00" loext:char-shading-value="0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style:use-window-font-color="true" style:font-name="Times New Roman1" fo:font-size="11pt" fo:language="pl" fo:country="PL" fo:font-weight="bold" officeooo:rsid="00181cd4" style:font-name-asian="Times New Roman1" style:font-size-asian="11pt" style:font-weight-asian="bold" style:font-name-complex="Times New Roman1" style:font-size-complex="11pt" style:language-complex="ar" style:country-complex="SA"/>
    </style:style>
    <style:style style:name="T15" style:family="text">
      <style:text-properties style:use-window-font-color="true" style:font-name="Times New Roman1" fo:font-size="11pt" fo:language="pl" fo:country="PL" fo:font-weight="bold" officeooo:rsid="0024a9b3" style:font-name-asian="Times New Roman1" style:font-size-asian="11pt" style:font-weight-asian="bold" style:font-name-complex="Times New Roman1" style:font-size-complex="12pt" style:language-complex="ar" style:country-complex="SA" style:font-weight-complex="bold"/>
    </style:style>
    <style:style style:name="T16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T17" style:family="text">
      <style:text-properties style:use-window-font-color="true" style:font-name="Times New Roman1" fo:font-size="12pt" fo:language="pl" fo:country="PL" fo:font-weight="bold" officeooo:rsid="001e346c" fo:background-color="#ffff00" loext:char-shading-value="0" style:font-name-asian="Times New Roman1" style:font-size-asian="12pt" style:font-weight-asian="bold" style:font-name-complex="Times New Roman1" style:font-size-complex="12pt" style:language-complex="ar" style:country-complex="SA" style:font-weight-complex="bold"/>
    </style:style>
    <style:style style:name="T18" style:family="text">
      <style:text-properties fo:font-size="9pt" fo:font-weight="bold" style:font-size-asian="9pt" style:font-weight-asian="bold" style:font-weight-complex="bold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c483d" fo:background-color="#ffff00" loext:char-shading-value="0"/>
    </style:style>
    <style:style style:name="T21" style:family="text">
      <style:text-properties officeooo:rsid="0024a9b3"/>
    </style:style>
    <style:style style:name="fr1" style:family="graphic" style:parent-style-name="Frame">
      <style:graphic-properties fo:margin-left="2.49mm" fo:margin-right="2.49mm" fo:margin-top="0mm" fo:margin-bottom="0m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m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2">Dostawca:</text:p>
            <text:p text:style-name="P9">nazwa/adres/nip</text:p>
            <text:p text:style-name="P6"/>
          </table:table-cell>
          <table:covered-table-cell/>
          <table:table-cell table:style-name="Table1.C1" table:number-columns-spanned="4" office:value-type="string">
            <text:p text:style-name="P19"><text:span text:style-name="T9">ZAMÓWIENIE Nr </text:span><text:span text:style-name="T10">IMiF/</text:span><text:span text:style-name="T13">249</text:span><text:span text:style-name="T10">/201</text:span><text:span text:style-name="T13">9</text:span></text:p>
            <text:h text:style-name="P27" text:outline-level="1"/>
            <text:p text:style-name="P12">Usługa wynajęcia mikroskopu optyczneg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1">Odbiorca</text:p>
            <text:p text:style-name="P21"/>
            <text:p text:style-name="P21">Instytut Mikromechaniki i Fotoniki</text:p>
            <text:p text:style-name="P21">ul. Św. Andrzeja Boboli 8</text:p>
            <text:p text:style-name="P21">02-525 Warszawa</text:p>
            <text:p text:style-name="P21">tel/fax +(22) 660 86 03 / +(22) 660 86 01</text:p>
            <text:p text:style-name="P21">e-mail: <text:a xlink:type="simple" xlink:href="mailto:imif@mchtr.pw.edu.pl" text:style-name="Internet_20_link" text:visited-style-name="Visited_20_Internet_20_Link">imif@mchtr.pw.edu.pl</text:a></text:p>
            <text:p text:style-name="P21">NIP nr: 525-000-58-34</text:p>
            <text:p text:style-name="P21"/>
            <text:p text:style-name="P21">Osoba kontaktowa: <text:span text:style-name="T19">Wojciech Krauze</text:span></text:p>
            <text:p text:style-name="P22">Tel. 691644129, pokój 520A</text:p>
            <text:p text:style-name="P21"/>
          </table:table-cell>
          <table:covered-table-cell/>
          <table:table-cell table:style-name="Table1.C1" table:number-columns-spanned="4" office:value-type="string">
            <text:p text:style-name="P3">Zamawiający:</text:p>
            <text:p text:style-name="Standard"/>
            <text:p text:style-name="P17">Politechnika Warszawska</text:p>
            <text:h text:style-name="P28" text:outline-level="1">Plac Politechniki 1</text:h>
            <text:p text:style-name="Standard"><text:span text:style-name="T15">00</text:span><text:span text:style-name="T7">-</text:span><text:span text:style-name="T15">661</text:span><text:span text:style-name="T7"> Warszawa</text:span></text:p>
            <text:p text:style-name="P21">tel/fax +(22) 660 86 03 / +(22) 660 86 01</text:p>
            <text:p text:style-name="Standard"><text:span text:style-name="T5">e-mail: </text:span><text:a xlink:type="simple" xlink:href="mailto:imif@mchtr.pw.edu.pl" text:style-name="Internet_20_link" text:visited-style-name="Visited_20_Internet_20_Link"><text:span text:style-name="Internet_20_link"><text:span text:style-name="T11">imif@mchtr.pw.edu.pl</text:span></text:span></text:a></text:p>
            <text:p text:style-name="P3">NIP nr: 525-000-58-3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Standard">Rodzaj transportu:</text:p>
            <text:p text:style-name="Standard">-</text:p>
            <text:p text:style-name="Standard"/>
            <text:p text:style-name="Standard">Warunki płatności: przelew w ciągu 14 dni od daty wystawienia faktury</text:p>
            <text:p text:style-name="P20"/>
            <text:p text:style-name="P4"/>
          </table:table-cell>
          <table:covered-table-cell/>
          <table:table-cell table:style-name="Table1.C3" table:number-columns-spanned="4" office:value-type="string">
            <text:p text:style-name="P5">Warunki dostawy:</text:p>
            <text:p text:style-name="Standard">-</text:p>
            <text:p text:style-name="Standard"/>
            <text:p text:style-name="P26">Adres dostawy:</text:p>
            <text:p text:style-name="P30">Instytut Mikromechaniki i Fotoniki, <text:span text:style-name="T21">Politechnika Warszawska</text:span></text:p>
            <text:p text:style-name="P30">ul. Św. Andrzeja Boboli 8</text:p>
            <text:p text:style-name="P29">02-525 Warszawa</text:p>
            <text:p text:style-name="P1"/>
            <text:p text:style-name="P5">Termin dostawy:</text:p>
            <text:p text:style-name="Standard"><text:span text:style-name="T14">Dwa</text:span><text:span text:style-name="T6"> tygodnie od złożenia zamówieni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5">Oznakowanie</text:p>
          </table:table-cell>
          <table:table-cell table:style-name="Table1.A4" table:number-columns-spanned="2" office:value-type="string">
            <text:p text:style-name="P25">Opis towaru / <text:span text:style-name="T12">usługi</text:span></text:p>
          </table:table-cell>
          <table:covered-table-cell/>
          <table:table-cell table:style-name="Table1.A4" office:value-type="string">
            <text:p text:style-name="P25">Ilość/szt.</text:p>
          </table:table-cell>
          <table:table-cell table:style-name="Table1.A4" office:value-type="string">
            <text:p text:style-name="P25">Cena jedn.</text:p>
            <text:p text:style-name="P25">Netto PLN</text:p>
          </table:table-cell>
          <table:table-cell table:style-name="Table1.F4" office:value-type="string">
            <text:p text:style-name="P25">Wartość netto PLN</text:p>
          </table:table-cell>
        </table:table-row>
        <table:table-row table:style-name="Table1.1">
          <table:table-cell table:style-name="Table1.A5" office:value-type="string">
            <text:p text:style-name="P11">73111000-3</text:p>
          </table:table-cell>
          <table:table-cell table:style-name="Table1.A5" table:number-columns-spanned="2" office:value-type="string">
            <text:p text:style-name="P11">Usługa wynajęcia mikroskopu optycznego</text:p>
          </table:table-cell>
          <table:covered-table-cell/>
          <table:table-cell table:style-name="Table1.A5" office:value-type="string">
            <text:p text:style-name="P10">1</text:p>
          </table:table-cell>
          <table:table-cell table:style-name="Table1.A5" office:value-type="string">
            <text:p text:style-name="P11">2500</text:p>
          </table:table-cell>
          <table:table-cell table:style-name="Table1.F5" office:value-type="string">
            <text:p text:style-name="P11">2500</text:p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A5" table:number-columns-spanned="2" office:value-type="string">
            <text:p text:style-name="P7"/>
          </table:table-cell>
          <table:covered-table-cell/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F5" office:value-type="string">
            <text:p text:style-name="P7"/>
          </table:table-cell>
        </table:table-row>
        <table:table-row table:style-name="Table1.7">
          <table:table-cell table:style-name="Table1.A7" table:number-columns-spanned="5" office:value-type="string">
            <text:p text:style-name="P14"/>
            <text:p text:style-name="P13">Razem netto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1.F7" office:value-type="string">
            <text:p text:style-name="P16"/>
            <text:p text:style-name="P15"><text:span text:style-name="T20">2500</text:span><text:span text:style-name="T19">,00</text:span> PLN</text:p>
          </table:table-cell>
        </table:table-row>
      </table:table>
      <text:p text:style-name="Standard"/>
      <text:p text:style-name="Standard"><draw:frame draw:style-name="fr1" draw:name="Frame1" text:anchor-type="paragraph" svg:x="101.94mm" svg:y="-0.92mm" svg:width="88.25mm" draw:z-index="0"><draw:text-box fo:min-height="0.58mm"><table:table table:name="Table2" table:style-name="Table2"><table:table-column table:style-name="Table2.A"/><table:table-row table:style-name="Table2.1"><table:table-cell table:style-name="Table2.A1" office:value-type="string"><text:p text:style-name="Standard"><text:span text:style-name="T1">Ogólna wartość brutto: <text:s text:c="4"/></text:span><text:span text:style-name="T16">3075</text:span><text:span text:style-name="T1"> PLN</text:span></text:p></table:table-cell></table:table-row></table:table></draw:text-box></draw:frame></text:p>
      <text:p text:style-name="Standard"/>
      <text:p text:style-name="Standard"><text:span text:style-name="T2"><text:tab/><text:tab/><text:tab/><text:tab/>(Słownie: </text:span><text:span text:style-name="T17">trzy tysiące siedemdziesiąt pięć</text:span><text:span text:style-name="T3"> PLN i </text:span><text:span text:style-name="T17">00</text:span><text:span text:style-name="T3">/100</text:span><text:span text:style-name="T2">) </text:span></text:p>
      <text:p text:style-name="P17"/>
      <text:p text:style-name="P17"/>
      <text:p text:style-name="P24">Warszawa, dn. </text:p>
      <text:p text:style-name="P23"/>
      <text:p text:style-name="P23"/>
      <text:p text:style-name="P18"><text:span text:style-name="T18"><text:tab/><text:tab/><text:tab/></text:span><text:span text:style-name="T4">DOSTAWCA<text:tab/><text:tab/><text:tab/><text:tab/><text:tab/>ZAMAWIAJĄC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Czcionka tekstu podstawowego" svg:font-family="'Czcionka tekstu podstawowego', 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 PS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6.35mm" fo:margin-bottom="0mm" loext:contextual-spacing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mm" fo:margin-bottom="0mm" loext:contextual-spacing="false" fo:keep-with-next="always"/>
      <style:text-properties fo:font-size="16pt" fo:font-weight="bold" style:font-size-asian="16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FR1" style:family="paragraph">
      <style:paragraph-properties fo:margin-left="0mm" fo:margin-right="10.58mm" fo:margin-top="3.18mm" fo:margin-bottom="0mm" loext:contextual-spacing="false" fo:line-height="125%" fo:orphans="0" fo:widows="0" fo:text-indent="0mm" style:auto-text-indent="false" style:text-autospace="none"/>
      <style:text-properties style:use-window-font-color="true" style:font-name="Arial" fo:font-family="Arial" style:font-family-generic="swiss" style:font-pitch="variable" fo:font-size="8pt" fo:language="pl" fo:country="PL" fo:font-weight="bold" style:font-name-asian="Times New Roman1" style:font-family-asian="'Times New Roman'" style:font-family-generic-asian="roman" style:font-pitch-asian="variable" style:font-size-asian="8pt" style:font-weight-asian="bold" style:font-name-complex="Arial" style:font-family-complex="Arial" style:font-family-generic-complex="swiss" style:font-pitch-complex="variable" style:font-size-complex="8pt" style:language-complex="ar" style:country-complex="SA" style:font-weight-complex="bold"/>
    </style:style>
    <style:style style:name="Text_20_body_20_indent" style:display-name="Text body indent" style:family="paragraph" style:parent-style-name="Standard" style:class="text">
      <style:paragraph-properties fo:margin-left="15.01mm" fo:margin-right="0mm" fo:text-indent="0mm" style:auto-text-indent="false"/>
      <style:text-properties fo:font-size="11pt" fo:language="de" fo:country="DE" fo:font-weight="bold" style:font-size-asian="11pt" style:font-weight-asian="bold" style:font-size-complex="9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3.53mm" fo:margin-right="0mm" fo:line-height="91%" fo:text-align="justify" style:justify-single-word="false" fo:text-indent="-2.82mm" style:auto-text-indent="false"/>
      <style:text-properties fo:font-size="10pt" fo:letter-spacing="-0.04mm" fo:language="en" fo:country="US" style:font-size-asian="10pt" style:font-size-complex="9pt"/>
    </style:style>
    <style:style style:name="Tekst_20_podstawowy_20_wcięty_20_3" style:display-name="Tekst podstawowy wcięty 3" style:family="paragraph" style:parent-style-name="Standard">
      <style:paragraph-properties fo:margin-left="3.53mm" fo:margin-right="0mm" fo:line-height="91%" fo:text-indent="-2.82mm" style:auto-text-indent="false"/>
      <style:text-properties fo:font-size="10pt" fo:language="en" fo:country="US" style:font-size-asian="10pt" style:font-size-complex="9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Normalny_20__28_Web_29_" style:display-name="Normalny (Web)" style:family="paragraph" style:parent-style-name="Standard">
      <style:paragraph-properties fo:margin-top="4.94mm" fo:margin-bottom="4.94mm" loext:contextual-spacing="false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9pt" style:font-size-asian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9pt" style:font-size-asian="9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agłówek_20_Znak" style:display-name="Nagłówek Znak" style:family="text">
      <style:text-properties fo:font-size="12pt" style:font-size-asian="12pt" style:font-size-complex="12pt"/>
    </style:style>
    <style:style style:name="Stopka_20_Znak" style:display-name="Stopka Znak" style:family="text">
      <style:text-properties fo:font-size="12pt" style:font-size-asian="12pt" style:font-size-complex="12pt"/>
    </style:style>
    <style:style style:name="Nagłówek_20_4_20_Znak" style:display-name="Nagłówek 4 Znak" style:family="text">
      <style:text-properties style:font-name="Calibri" fo:font-family="Calibri" style:font-family-generic="swiss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6.7mm" fo:text-indent="-6.35mm" fo:margin-left="6.7m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4mm" fo:text-indent="-6.35mm" fo:margin-left="19.4m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2.1mm" fo:text-indent="-3.18mm" fo:margin-left="32.1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4.8mm" fo:text-indent="-6.35mm" fo:margin-left="44.8m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5mm" fo:text-indent="-6.35mm" fo:margin-left="57.5m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0.2mm" fo:text-indent="-3.18mm" fo:margin-left="70.2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2.9mm" fo:text-indent="-6.35mm" fo:margin-left="82.9m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6mm" fo:text-indent="-6.35mm" fo:margin-left="95.6m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8.3mm" fo:text-indent="-3.18mm" fo:margin-left="108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36mm" fo:text-indent="-7mm" fo:margin-left="7.36m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75mm" fo:text-indent="-6.35mm" fo:margin-left="25.75m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8.45mm" fo:text-indent="-3.18mm" fo:margin-left="38.45m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1.15mm" fo:text-indent="-6.35mm" fo:margin-left="51.15m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85mm" fo:text-indent="-6.35mm" fo:margin-left="63.85m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6.55mm" fo:text-indent="-3.18mm" fo:margin-left="76.55m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9.25mm" fo:text-indent="-6.35mm" fo:margin-left="89.25m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95mm" fo:text-indent="-6.35mm" fo:margin-left="101.95m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4.65mm" fo:text-indent="-3.18mm" fo:margin-left="114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06mm" fo:text-indent="-6.35mm" fo:margin-left="7.06m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9.76mm" fo:text-indent="-6.35mm" fo:margin-left="19.76m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2.46mm" fo:text-indent="-3.18mm" fo:margin-left="32.46m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5.16mm" fo:text-indent="-6.35mm" fo:margin-left="45.16m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7.86mm" fo:text-indent="-6.35mm" fo:margin-left="57.86m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0.56mm" fo:text-indent="-3.18mm" fo:margin-left="70.56m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3.26mm" fo:text-indent="-6.35mm" fo:margin-left="83.26m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5.96mm" fo:text-indent="-6.35mm" fo:margin-left="95.96m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8.66mm" fo:text-indent="-3.18mm" fo:margin-left="108.6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3.23mm" fo:text-indent="-6.88mm" fo:margin-left="13.23m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7.71mm" fo:text-indent="-7mm" fo:margin-left="7.7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6.11mm" fo:text-indent="-6.35mm" fo:margin-left="26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8.81mm" fo:text-indent="-3.18mm" fo:margin-left="38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1.51mm" fo:text-indent="-6.35mm" fo:margin-left="51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4.21mm" fo:text-indent="-6.35mm" fo:margin-left="64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6.91mm" fo:text-indent="-3.18mm" fo:margin-left="76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9.61mm" fo:text-indent="-6.35mm" fo:margin-left="89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2.31mm" fo:text-indent="-6.35mm" fo:margin-left="102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5.01mm" fo:text-indent="-3.18mm" fo:margin-left="115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7mm" fo:text-indent="-7mm" fo:margin-left="7m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2.96mm" fo:text-indent="-6.61mm" fo:margin-left="12.96m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0.01mm" fo:page-height="297mm" style:num-format="1" style:print-orientation="portrait" fo:margin-top="15.01mm" fo:margin-bottom="12.51mm" fo:margin-left="25.01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5mm" fo:margin-left="0mm" fo:margin-right="0mm" fo:margin-top="1.5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ostawca:</dc:title>
    <dc:subject/>
    <meta:keyword/>
    <meta:initial-creator>ji</meta:initial-creator>
    <meta:creation-date>2017-11-08T11:34:00</meta:creation-date>
    <dc:date>2020-08-11T16:18:46.854887772</dc:date>
    <meta:print-date>2011-03-10T11:50:00</meta:print-date>
    <meta:editing-cycles>21</meta:editing-cycles>
    <meta:editing-duration>PT51M11S</meta:editing-duration>
    <meta:generator>LibreOffice/6.4.5.2$Linux_X86_64 LibreOffice_project/40$Build-2</meta:generator>
    <dc:creator>Wojciech Krauze</dc:creator>
    <meta:document-statistic meta:table-count="2" meta:image-count="0" meta:object-count="0" meta:page-count="1" meta:paragraph-count="48" meta:word-count="148" meta:character-count="1040" meta:non-whitespace-character-count="923"/>
  </office:meta>
</office:document-meta>
</file>